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zxx" fo:country="none" fo:font-weight="bold" officeooo:rsid="001d378c" officeooo:paragraph-rsid="001d378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 style:list-style-name="L1">
      <style:text-properties fo:language="zxx" fo:country="none" fo:font-weight="bold" officeooo:rsid="001d378c" officeooo:paragraph-rsid="001d378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zxx" fo:country="none" officeooo:rsid="001d378c" officeooo:paragraph-rsid="001d378c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language="zxx" fo:country="none" officeooo:rsid="001d9522" officeooo:paragraph-rsid="001d9522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language="zxx" fo:country="none" officeooo:rsid="001dc88c" officeooo:paragraph-rsid="001dc88c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language="zxx" fo:country="none" fo:font-weight="bold" officeooo:rsid="001d378c" officeooo:paragraph-rsid="001d378c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zxx" fo:country="none" fo:font-weight="bold" officeooo:rsid="001d9522" officeooo:paragraph-rsid="001d9522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zxx" fo:country="none" fo:font-weight="bold" officeooo:rsid="001dc88c" officeooo:paragraph-rsid="001dc88c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1d95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Środowisko</text:p>
      <table:table table:name="Table1" table:style-name="Table1">
        <table:table-column table:style-name="Table1.A" table:number-columns-repeated="3"/>
        <table:table-row table:style-name="TableLine94098229185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Laptop autora</text:p>
          </table:table-cell>
          <table:table-cell table:style-name="Table1.A1" office:value-type="string">
            <text:p text:style-name="P7">Środowisko students</text:p>
          </table:table-cell>
        </table:table-row>
        <table:table-row table:style-name="TableLine94098229185296">
          <table:table-cell table:style-name="Table1.A1" office:value-type="string">
            <text:p text:style-name="P7">Rodzaj urządzenia</text:p>
          </table:table-cell>
          <table:table-cell table:style-name="Table1.A1" office:value-type="string">
            <text:p text:style-name="P3">Laptop Lenovo Legion</text:p>
          </table:table-cell>
          <table:table-cell table:style-name="Table1.A1" office:value-type="string">
            <text:p text:style-name="P5"><text:s/>- </text:p>
          </table:table-cell>
        </table:table-row>
        <table:table-row table:style-name="TableLine94098229185296">
          <table:table-cell table:style-name="Table1.A1" office:value-type="string">
            <text:p text:style-name="P7">System operacyjny</text:p>
          </table:table-cell>
          <table:table-cell table:style-name="Table1.A1" office:value-type="string">
            <text:p text:style-name="P3">Linux</text:p>
          </table:table-cell>
          <table:table-cell table:style-name="Table1.A1" office:value-type="string">
            <text:p text:style-name="P3">Linux</text:p>
          </table:table-cell>
        </table:table-row>
        <table:table-row table:style-name="TableLine94098229185296">
          <table:table-cell table:style-name="Table1.A1" office:value-type="string">
            <text:p text:style-name="P7">Dystrybucja</text:p>
          </table:table-cell>
          <table:table-cell table:style-name="Table1.A1" office:value-type="string">
            <text:p text:style-name="P3">Ubuntu 20.04</text:p>
          </table:table-cell>
          <table:table-cell table:style-name="Table1.A1" office:value-type="string">
            <text:p text:style-name="P4">Debian GNU (11)</text:p>
          </table:table-cell>
        </table:table-row>
        <table:table-row table:style-name="TableLine94098229185296">
          <table:table-cell table:style-name="Table1.A1" office:value-type="string">
            <text:p text:style-name="P7">Model procesora</text:p>
          </table:table-cell>
          <table:table-cell table:style-name="Table1.A1" office:value-type="string">
            <text:p text:style-name="P5">AMD Ryzen 7 4800H with Radeon Graphics</text:p>
          </table:table-cell>
          <table:table-cell table:style-name="Table1.A1" office:value-type="string">
            <text:p text:style-name="P5">Intel Xeon Processor (Skylake, IBRS)</text:p>
          </table:table-cell>
        </table:table-row>
        <table:table-row table:style-name="TableLine94098229185296">
          <table:table-cell table:style-name="Table1.A1" office:value-type="string">
            <text:p text:style-name="P8">Liczba gniazd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5">64</text:p>
          </table:table-cell>
        </table:table-row>
        <table:table-row table:style-name="TableLine94098229185296">
          <table:table-cell table:style-name="Table1.A1" office:value-type="string">
            <text:p text:style-name="P7">Liczba rdzeni <text:span text:style-name="T1">na gniazdo</text:span>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Line94098229185296">
          <table:table-cell table:style-name="Table1.A1" office:value-type="string">
            <text:p text:style-name="P9">Liczba wątków na rdzeń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Line94098229185296">
          <table:table-cell table:style-name="Table1.A1" office:value-type="string">
            <text:p text:style-name="P7">Architektura</text:p>
          </table:table-cell>
          <table:table-cell table:style-name="Table1.A1" office:value-type="string">
            <text:p text:style-name="P5">x86_64</text:p>
          </table:table-cell>
          <table:table-cell table:style-name="Table1.A1" office:value-type="string">
            <text:p text:style-name="P5">x86_64</text:p>
          </table:table-cell>
        </table:table-row>
      </table:table>
      <text:list xml:id="list1193196676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0:12:49.438035687</meta:creation-date>
    <dc:date>2022-02-11T20:38:01.951394015</dc:date>
    <meta:editing-duration>PT4M51S</meta:editing-duration>
    <meta:editing-cycles>1</meta:editing-cycles>
    <meta:document-statistic meta:table-count="1" meta:image-count="0" meta:object-count="0" meta:page-count="1" meta:paragraph-count="28" meta:word-count="55" meta:character-count="327" meta:non-whitespace-character-count="298"/>
    <meta:generator>LibreOffice/6.4.7.2$Linux_X86_64 LibreOffice_project/40$Build-2</meta:generator>
  </office:meta>
</office:document-meta>
</file>